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</office:automatic-styles>
  <office:body>
    <office:text text:use-soft-page-breaks="true">
      <text:p text:style-name="P1">Assignment-6-20/05/2020</text:p>
      <text:p text:style-name="Normal"/>
      <text:p text:style-name="Normal">Q:- Develop a java application to accept two text file names, and copy the content of the first into the second.</text:p>
      <text:p text:style-name="Normal">1. first file must exist</text:p>
      <text:p text:style-name="Normal">2. second file must be a new on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5T13:26:00Z</meta:creation-date>
    <dc:date>2020-05-25T13:27:00Z</dc:date>
    <meta:template xlink:href="Normal.dotm" xlink:type="simple"/>
    <meta:editing-cycles>1</meta:editing-cycles>
    <meta:editing-duration>PT60S</meta:editing-duration>
    <meta:document-statistic meta:page-count="1" meta:paragraph-count="1" meta:word-count="29" meta:character-count="197" meta:row-count="1" meta:non-whitespace-character-count="169"/>
  </office:meta>
</office:document-meta>
</file>